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9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0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officeooo:paragraph-rsid="001cdff2"/>
    </style:style>
    <style:style style:name="P14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1e6dfd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officeooo:paragraph-rsid="001e6dfd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9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3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4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5" style:family="text">
      <style:text-properties style:text-position="super 58%" style:font-name-asian="Times New Roman1"/>
    </style:style>
    <style:style style:name="T16" style:family="text">
      <style:text-properties style:text-position="super 58%" style:font-name-asian="Times New Roman1" style:language-asian="ar" style:country-asian="SA"/>
    </style:style>
    <style:style style:name="T17" style:family="text">
      <style:text-properties officeooo:rsid="001cdff2"/>
    </style:style>
    <style:style style:name="T18" style:family="text">
      <style:text-properties officeooo:rsid="001e6dfd"/>
    </style:style>
    <style:style style:name="T19" style:family="text">
      <style:text-properties officeooo:rsid="001ef33b"/>
    </style:style>
    <style:style style:name="T20" style:family="text">
      <style:text-properties officeooo:rsid="00226e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o Juhani Keski-Valkama, MSc</text:p>
      <text:p text:style-name="P9">Hacker / Machine Learning Generalist / Innovator in Software</text:p>
      <text:p text:style-name="P10">tero.keski-valkama@neter.fi</text:p>
      <text:p text:style-name="P4">+<text:span text:style-name="T18">41</text:span> (0)<text:span text:style-name="T18">79 208 9540</text:span></text:p>
      <text:p text:style-name="P8"/>
      <text:p text:style-name="Standard"><text:span text:style-name="T12">Recommendations available in </text:span><text:a xlink:type="simple" xlink:href="https://fi.linkedin.com/in/terokeskivalkama" text:style-name="Internet_20_link" text:visited-style-name="Visited_20_Internet_20_Link"><text:span text:style-name="T13">LinkedIn</text:span></text:a><text:span text:style-name="T12">.</text:span></text:p>
      <text:p text:style-name="P8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8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8"/>
      <text:p text:style-name="P4"><text:tab/>6 months of international studies:</text:p>
      <text:p text:style-name="P4"><text:tab/> Universiti Sains Malaysia</text:p>
      <text:p text:style-name="P8"/>
      <text:p text:style-name="P4">Postgraduate studies</text:p>
      <text:p text:style-name="P4"><text:tab/>Tampere University of Technology</text:p>
      <text:p text:style-name="P8"/>
      <text:p text:style-name="P4"><text:tab/>Subject:</text:p>
      <text:p text:style-name="P4"><text:tab/> Deep learning: Applying modern machine learning to industrial log anomaly detection</text:p>
      <text:p text:style-name="P8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4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4">"CARBOOK: A PLATFORM FOR MOBILE AUTOMOTIVE SERVICES"</text:span></text:a></text:p>
      <text:p text:style-name="P8"/>
      <text:p text:style-name="P4">Awards &amp; achievements</text:p>
      <text:p text:style-name="Standard"><text:span text:style-name="T1"><text:tab/>1</text:span><text:span text:style-name="T15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6">rd</text:span><text:span text:style-name="T1"> place in #SpaceTyckiting @Futurice, 2016</text:span></text:p>
      <text:p text:style-name="Standard"><text:span text:style-name="T1"><text:tab/>1</text:span><text:span text:style-name="T15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5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8"/>
      <text:p text:style-name="P1"/>
      <text:p text:style-name="P14">Work experience</text:p>
      <text:p text:style-name="P13"><text:span text:style-name="T1"><text:tab/></text:span><text:span text:style-name="T10">HERE Technologies</text:span></text:p>
      <text:p text:style-name="P13"><text:span text:style-name="T8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6"><text:tab/><text:span text:style-name="T17">Lead software engineer</text:span></text:p>
      <text:p text:style-name="P13"><text:span text:style-name="T1"><text:tab/></text:span><text:span text:style-name="T4">AI and machine learning. Geolocation, maps.</text:span></text:p>
      <text:p text:style-name="P6"/>
      <text:p text:style-name="P13"><text:span text:style-name="T1"><text:tab/></text:span><text:span text:style-name="T9">Sentido Emotions Technologies Ltd</text:span></text:p>
      <text:p text:style-name="P19"><text:span text:style-name="T8"><text:s/></text:span><text:span text:style-name="T1"><text:tab/>2018-04-20 – </text:span><text:span text:style-name="T6">2019-01-</text:span><text:span text:style-name="T7">11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9">Sentido X-Tech Ltd</text:span></text:p>
      <text:p text:style-name="Standard"><text:span text:style-name="T8"><text:s/></text:span><text:span text:style-name="T1"><text:tab/>2018-03-15 – </text:span><text:span text:style-name="T6">2019-01-</text:span><text:span text:style-name="T7">11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1"><text:span text:style-name="T11"><text:tab/></text:span><text:span text:style-name="T2">AI Morning</text:span></text:p>
      <text:p text:style-name="P18"><text:tab/>2017-10-01 – <text:span text:style-name="T18">2018-10-05</text:span></text:p>
      <text:p text:style-name="P7"><text:tab/>Organizer</text:p>
      <text:p text:style-name="P12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7"><text:tab/>in each event</text:p>
      <text:p text:style-name="P1"/>
      <text:p text:style-name="Standard"><text:span text:style-name="T1"><text:tab/></text:span><text:span text:style-name="T9">Cybercom Finland Oy</text:span></text:p>
      <text:p text:style-name="Standard"><text:span text:style-name="T8"><text:s/></text:span><text:span text:style-name="T1"><text:tab/>2012-12-03 – </text:span><text:span text:style-name="T5">2018-06-30</text:span></text:p>
      <text:p text:style-name="P4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8"/>
      <text:p text:style-name="Standard"><text:span text:style-name="T1"><text:tab/></text:span><text:span text:style-name="T9">Nice-business Solutions Oy</text:span></text:p>
      <text:p text:style-name="Standard"><text:span text:style-name="T8"><text:s/></text:span><text:span text:style-name="T1"><text:tab/>2009-07-22 – 2012-11-30</text:span></text:p>
      <text:p text:style-name="P4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8"/>
      <text:p text:style-name="Standard"><text:span text:style-name="T1"><text:tab/></text:span><text:span text:style-name="T9">Neter</text:span></text:p>
      <text:p text:style-name="P4"><text:tab/>2009-03-01 –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Standard"><text:span text:style-name="T11"><text:tab/></text:span><text:span text:style-name="T9">Elektrobit Oyj / WS ETA System Engineering,</text:span></text:p>
      <text:p text:style-name="P4"><text:tab/>2008-07-01 – 2009-07-22</text:p>
      <text:p text:style-name="Standard"><text:span text:style-name="T8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9">Elektrobit Oyj / TEO,</text:span></text:p>
      <text:p text:style-name="P4"><text:tab/>2008-04-01 – 2008-06-30</text:p>
      <text:p text:style-name="P4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8"><text:soft-page-break/></text:p>
      <text:p text:style-name="Standard"><text:span text:style-name="T1"><text:tab/></text:span><text:span text:style-name="T9">Elektrobit Wireless Communications Oy,</text:span></text:p>
      <text:p text:style-name="P4"><text:tab/>2007-08-27 – 2008-03-31</text:p>
      <text:p text:style-name="P4"><text:tab/>Design engineer</text:p>
      <text:p text:style-name="P4"><text:tab/>DSP software development and testing</text:p>
      <text:p text:style-name="P3"/>
      <text:p text:style-name="Standard"><text:span text:style-name="T11"><text:tab/></text:span><text:span text:style-name="T9">Finnpos Systems Oy</text:span></text:p>
      <text:p text:style-name="P4"><text:tab/>2005-04-11 – 2006-11-24</text:p>
      <text:p text:style-name="P4"><text:tab/>Project manager</text:p>
      <text:p text:style-name="P4"><text:tab/>Project responsibility, scheduling, architectural design,</text:p>
      <text:p text:style-name="Standard"><text:span text:style-name="T8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8"/>
      <text:p text:style-name="Standard"><text:span text:style-name="T1"><text:tab/></text:span><text:span text:style-name="T9">TTY Roboteam</text:span></text:p>
      <text:p text:style-name="P4"><text:tab/>2002-01-01 – 2005-04-11</text:p>
      <text:p text:style-name="P4"><text:tab/>Eurobot 2002, 2003, 2004 competitions:</text:p>
      <text:p text:style-name="P4"><text:tab/>programming, machine vision, Linux expert, artificial intelligence</text:p>
      <text:p text:style-name="P4"><text:tab/>Bartender robot:</text:p>
      <text:p text:style-name="P4"><text:tab/>programmer and operator in domestic and</text:p>
      <text:p text:style-name="P4"><text:tab/>international trips</text:p>
      <text:p text:style-name="P8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19">2018</text:span> </text:p>
      <text:p text:style-name="P4"><text:tab/>Cybercom Finland Oy, Machine Learning guild: Guildmaster</text:p>
      <text:p text:style-name="P4"><text:tab/>2016 – <text:span text:style-name="T19">2018</text:span></text:p>
      <text:p text:style-name="P4"><text:tab/>Cybercom Finland Oy, Vice representative of employees in the corporate board</text:p>
      <text:p text:style-name="P4"><text:tab/>2015 – <text:span text:style-name="T19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19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0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19-06-11T15:51:23.185207535</dc:date>
    <meta:print-date>2012-05-06T13:10:00</meta:print-date>
    <meta:editing-duration>PT16M42S</meta:editing-duration>
    <meta:editing-cycles>10</meta:editing-cycles>
    <meta:generator>LibreOffice/6.2.2.2$Linux_X86_64 LibreOffice_project/20$Build-2</meta:generator>
    <meta:document-statistic meta:table-count="0" meta:image-count="0" meta:object-count="0" meta:page-count="3" meta:paragraph-count="115" meta:word-count="482" meta:character-count="3855" meta:non-whitespace-character-count="3351"/>
  </office:meta>
</office:document-meta>
</file>